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" manifest:full-path="Object 2/Pictures/2000000D000000DD000000DDA34D4B45.svm"/>
  <manifest:file-entry manifest:media-type="" manifest:full-path="Object 2/Pictures/2000000D000000DD000000DD7B488664.svm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2.38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035cm solid #000000" fo:border-left="none" fo:border-right="0.035cm solid #000000" fo:border-top="none"/>
    </style:style>
    <style:style style:name="ce1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6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35cm solid #000000" style:diagonal-bl-tr="0.002cm solid #000000" style:diagonal-tl-br="0.002cm solid #000000" fo:border-left="0.002cm solid #000000" fo:border-right="0.035cm solid #000000" fo:border-top="0.002cm solid #000000"/>
    </style:style>
    <style:style style:name="ce22" style:family="table-cell" style:parent-style-name="Default" style:data-style-name="N110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23" style:family="table-cell" style:parent-style-name="Default" style:data-style-name="N110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 fo:font-style="italic" style:font-style-asian="italic" style:font-style-complex="italic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number-columns-repeated="10" table:default-cell-style-name="ce13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table:number-columns-spanned="2" table:number-rows-spanned="1">
            <text:p>Напряжение затвор-исток</text:p>
            <text:p>U<text:span text:style-name="T1">ЗИ</text:span> , В</text:p>
          </table:table-cell>
          <table:covered-table-cell/>
          <table:table-cell table:style-name="ce12" office:value-type="float" office:value="0">
            <text:p>0</text:p>
          </table:table-cell>
          <table:table-cell table:style-name="ce17" office:value-type="float" office:value="0.25">
            <text:p>0,25</text:p>
          </table:table-cell>
          <table:table-cell table:style-name="ce17" office:value-type="float" office:value="0.5">
            <text:p>0,5</text:p>
          </table:table-cell>
          <table:table-cell table:style-name="ce17" office:value-type="float" office:value="0.75">
            <text:p>0,75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.25">
            <text:p>1,25</text:p>
          </table:table-cell>
          <table:table-cell table:style-name="ce17" office:value-type="float" office:value="1.5">
            <text:p>1,5</text:p>
          </table:table-cell>
          <table:table-cell table:style-name="ce17" office:value-type="float" office:value="1.75">
            <text:p>1,75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2.25">
            <text:p>2,25</text:p>
          </table:table-cell>
          <table:table-cell table:style-name="ce18" office:value-type="float" office:value="2.5">
            <text:p>2,5</text:p>
          </table:table-cell>
          <table:table-cell/>
          <table:table-cell table:style-name="ce1" office:value-type="string">
            <text:p>S = y<text:span text:style-name="T1">21 </text:span>, мА/В</text:p>
          </table:table-cell>
        </table:table-row>
        <table:table-row table:style-name="ro2">
          <table:table-cell table:style-name="ce2" office:value-type="string" table:number-columns-spanned="1" table:number-rows-spanned="2">
            <text:p>Ток стока I<text:span text:style-name="T1">C</text:span> , мА</text:p>
            <text:p>при напряжении</text:p>
            <text:p>сток-исток</text:p>
          </table:table-cell>
          <table:table-cell table:style-name="ce8" office:value-type="string">
            <text:p>U<text:span text:style-name="T1">си</text:span> = 2 В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table:style-name="ce22" table:formula="of:=SLOPE([.C2:.M2];[.C1:.M1])" office:value-type="float" office:value="-2">
            <text:p>-2,0</text:p>
          </table:table-cell>
        </table:table-row>
        <table:table-row table:style-name="ro2">
          <table:covered-table-cell table:style-name="ce2"/>
          <table:table-cell table:style-name="ce9" office:value-type="string">
            <text:p>U<text:span text:style-name="T1">си</text:span> = 10 В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43">
            <text:p>43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4">
            <text:p>24</text:p>
          </table:table-cell>
          <table:table-cell table:style-name="ce20" office:value-type="float" office:value="22">
            <text:p>22</text:p>
          </table:table-cell>
          <table:table-cell/>
          <table:table-cell table:style-name="ce23" table:formula="of:=SLOPE([.C3:.M3];[.C1:.M1])" office:value-type="float" office:value="-9.67272727272727">
            <text:p>-9,7</text:p>
          </table:table-cell>
        </table:table-row>
        <table:table-row table:style-name="ro3">
          <table:table-cell table:style-name="Default" table:number-columns-repeated="13"/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<text:span text:style-name="T2">Напряжение сток-исток</text:span></text:p>
            <text:p><text:span text:style-name="T2">U</text:span><text:span text:style-name="T3">СИ</text:span><text:span text:style-name="T2"> , В</text:span></text:p>
          </table:table-cell>
          <table:covered-table-cell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3" office:value-type="string" table:number-columns-spanned="1" table:number-rows-spanned="3">
            <text:p><text:span text:style-name="T2">Ток стока I</text:span><text:span text:style-name="T3">C</text:span><text:span text:style-name="T2"> , мА</text:span></text:p>
            <text:p><text:span text:style-name="T2">при напряжении</text:span></text:p>
            <text:p><text:span text:style-name="T2">затвор-исток</text:span></text:p>
          </table:table-cell>
          <table:table-cell table:style-name="ce10" office:value-type="string">
            <text:p>U<text:span text:style-name="T1">зи</text:span> = 0 В</text:p>
          </table:table-cell>
          <table:table-cell table:style-name="ce15" office:value-type="float" office:value="7.9">
            <text:p>7,9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45">
            <text:p>45</text:p>
          </table:table-cell>
          <table:table-cell table:style-name="ce15" office:value-type="float" office:value="46">
            <text:p>46</text:p>
          </table:table-cell>
          <table:table-cell table:style-name="ce7" office:value-type="float" office:value="47">
            <text:p>47</text:p>
          </table:table-cell>
          <table:table-cell table:number-columns-repeated="2"/>
        </table:table-row>
        <table:table-row table:style-name="ro2">
          <table:covered-table-cell table:style-name="ce4"/>
          <table:table-cell table:style-name="ce8" office:value-type="string">
            <text:p>U<text:span text:style-name="T1">зи</text:span> = 0,6 В</text:p>
          </table:table-cell>
          <table:table-cell office:value-type="float" office:value="7.3">
            <text:p>7,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2">
          <table:covered-table-cell table:style-name="ce5"/>
          <table:table-cell table:style-name="ce9" office:value-type="string">
            <text:p>U<text:span text:style-name="T1">зи</text:span> = 1,2 В</text:p>
          </table:table-cell>
          <table:table-cell table:style-name="ce14" office:value-type="float" office:value="6.7">
            <text:p>6,7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4">
            <text:p>34</text:p>
          </table:table-cell>
          <table:table-cell table:style-name="ce20" office:value-type="float" office:value="35">
            <text:p>35</text:p>
          </table:table-cell>
          <table:table-cell table:number-columns-repeated="2"/>
        </table:table-row>
        <table:table-row table:style-name="ro2">
          <table:table-cell table:style-name="ce6" office:value-type="string" table:number-columns-spanned="2" table:number-rows-spanned="1">
            <text:p>y<text:span text:style-name="T1">22</text:span> , мСм</text:p>
          </table:table-cell>
          <table:covered-table-cell table:style-name="ce11"/>
          <table:table-cell table:style-name="ce16" table:formula="of:=([.D7]-[.C7])/([.D5]-[.C5])" office:value-type="float" office:value="6.7">
            <text:p>6,70</text:p>
          </table:table-cell>
          <table:table-cell table:style-name="ce16" table:formula="of:=([.E7]-[.D7])/([.E5]-[.D5])" office:value-type="float" office:value="6">
            <text:p>6,00</text:p>
          </table:table-cell>
          <table:table-cell table:style-name="ce16" table:formula="of:=([.F7]-[.E7])/([.F5]-[.E5])" office:value-type="float" office:value="6">
            <text:p>6,00</text:p>
          </table:table-cell>
          <table:table-cell table:style-name="ce16" table:formula="of:=([.G7]-[.F7])/([.G5]-[.F5])" office:value-type="float" office:value="4">
            <text:p>4,00</text:p>
          </table:table-cell>
          <table:table-cell table:style-name="ce16" table:formula="of:=([.H7]-[.G7])/([.H5]-[.G5])" office:value-type="float" office:value="4">
            <text:p>4,00</text:p>
          </table:table-cell>
          <table:table-cell table:style-name="ce16" table:formula="of:=([.I7]-[.H7])/([.I5]-[.H5])" office:value-type="float" office:value="2">
            <text:p>2,00</text:p>
          </table:table-cell>
          <table:table-cell table:style-name="ce16" table:formula="of:=([.J7]-[.I7])/([.J5]-[.I5])" office:value-type="float" office:value="2">
            <text:p>2,00</text:p>
          </table:table-cell>
          <table:table-cell table:style-name="ce16" table:formula="of:=([.K7]-[.J7])/([.K5]-[.J5])" office:value-type="float" office:value="1">
            <text:p>1,00</text:p>
          </table:table-cell>
          <table:table-cell table:style-name="ce16" table:formula="of:=([.L7]-[.K7])/([.L5]-[.K5])" office:value-type="float" office:value="1">
            <text:p>1,00</text:p>
          </table:table-cell>
          <table:table-cell table:style-name="ce16" table:formula="of:=([.M7]-[.L7])/([.M5]-[.L5])" office:value-type="float" office:value="1">
            <text:p>1,00</text:p>
          </table:table-cell>
          <table:table-cell table:style-name="ce21"/>
          <table:table-cell table:number-columns-repeated="2"/>
        </table:table-row>
        <table:table-row table:style-name="ro2">
          <table:table-cell table:style-name="Default">
            <draw:frame table:end-cell-address="Лист1.G30" table:end-x="0.038cm" table:end-y="0.247cm" draw:z-index="0" draw:style-name="gr1" draw:text-style-name="P1" svg:width="10cm" svg:height="9cm" svg:x="0.261cm" svg:y="0.28cm">
              <draw:object draw:notify-on-update-of-ranges="Лист1.C5:Лист1.M5 Лист1.B6:Лист1.B6 Лист1.C6:Лист1.M6 Лист1.C5:Лист1.M5 Лист1.B7:Лист1.B7 Лист1.C7:Лист1.M7 Лист1.C5:Лист1.M5 Лист1.B8:Лист1.B8 Лист1.C8:Лист1.M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5"/>
          <table:table-cell table:style-name="Default">
            <draw:frame table:end-cell-address="Лист1.O30" table:end-x="0.332cm" table:end-y="0.259cm" draw:z-index="1" draw:style-name="gr1" draw:text-style-name="P1" svg:width="9cm" svg:height="9cm" svg:x="0.221cm" svg:y="0.292cm">
              <draw:object draw:notify-on-update-of-ranges="Лист1.C1:Лист1.M1 Лист1.B2:Лист1.B2 Лист1.C2:Лист1.M2 Лист1.C1:Лист1.M1 Лист1.B3:Лист1.B3 Лист1.C3:Лист1.M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22.10.2015</text:date>, <text:time>09:53:0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10-13T13:25:57.15</meta:creation-date>
    <dc:date>2015-10-22T09:53:08.12</dc:date>
    <dc:creator>Егор Клёнин</dc:creator>
    <meta:editing-duration>PT7H52M36S</meta:editing-duration>
    <meta:editing-cycles>14</meta:editing-cycles>
    <meta:generator>OpenOffice/4.1.1$Win32 OpenOffice.org_project/411m6$Build-9775</meta:generator>
    <meta:document-statistic meta:table-count="1" meta:cell-count="1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.5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/>
      <style:graphic-properties svg:stroke-width="0.05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01cm" svg:height="9.001cm" xlink:href=".." xlink:type="simple" chart:class="chart:scatter" chart:style-name="ch1">
        <chart:title svg:x="1.03cm" svg:y="0.316cm" chart:style-name="ch2">
          <text:p>Стоко-затворные характеристики</text:p>
        </chart:title>
        <chart:legend chart:legend-position="bottom" svg:x="1.712cm" svg:y="8.192cm" style:legend-expansion="wide" chart:style-name="ch3"/>
        <chart:plot-area chart:style-name="ch4" table:cell-range-address="Лист1.C1:Лист1.M3 Лист1.B2:Лист1.B3" chart:data-source-has-labels="column" svg:x="0.239cm" svg:y="1.631cm" svg:width="8.582cm" svg:height="6.345cm">
          <chartooo:coordinate-region svg:x="0.86cm" svg:y="1.843cm" svg:width="7.721cm" svg:height="5.46cm"/>
          <chart:axis chart:dimension="x" chart:name="primary-x" chart:style-name="ch5">
            <chart:title svg:x="7.47cm" svg:y="6.696cm" chart:style-name="ch6">
              <text:p>Uзи, В</text:p>
            </chart:title>
            <chart:grid chart:style-name="ch7" chart:class="major"/>
          </chart:axis>
          <chart:axis chart:dimension="y" chart:name="primary-y" chart:style-name="ch8">
            <chart:title svg:x="0.863cm" svg:y="1.261cm" chart:style-name="ch6">
              <text:p>Iс, мА</text:p>
            </chart:title>
            <chart:grid chart:style-name="ch7" chart:class="major"/>
          </chart:axis>
          <chart:series chart:style-name="ch9" chart:values-cell-range-address="Лист1.C2:Лист1.M2" chart:label-cell-address="Лист1.B2:Лист1.B2" chart:class="chart:scatter">
            <chart:domain table:cell-range-address="Лист1.C1:Лист1.M1"/>
            <chart:data-point chart:repeated="11"/>
          </chart:series>
          <chart:series chart:style-name="ch10" chart:values-cell-range-address="Лист1.C3:Лист1.M3" chart:label-cell-address="Лист1.B3:Лист1.B3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C1:Лист1.M1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.25">
                <text:p>1.25</text:p>
              </table:table-cell>
              <table:table-cell office:value-type="float" office:value="1.5">
                <text:p>1.5</text:p>
              </table:table-cell>
              <table:table-cell office:value-type="float" office:value="1.75">
                <text:p>1.75</text:p>
              </table:table-cell>
              <table:table-cell office:value-type="float" office:value="2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Uси = 2 В</text:p>
                <draw:g>
                  <svg:desc>Лист1.B2:Лист1.B2</svg:desc>
                </draw:g>
              </table:table-cell>
              <table:table-cell office:value-type="float" office:value="15">
                <text:p>15</text:p>
                <draw:g>
                  <svg:desc>Лист1.C2:Лист1.M2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си = 10 В</text:p>
                <draw:g>
                  <svg:desc>Лист1.B3:Лист1.B3</svg:desc>
                </draw:g>
              </table:table-cell>
              <table:table-cell office:value-type="float" office:value="46">
                <text:p>46</text:p>
                <draw:g>
                  <svg:desc>Лист1.C3:Лист1.M3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2cm" chart:symbol-height="0.2cm">
        <chart:symbol-image xlink:href="Pictures/2000000D000000DD000000DDA34D4B45.svm" xlink:type="simple" xlink:actuate="onLoad"/>
      </style:chart-properties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cm" chart:symbol-height="0.2cm"/>
      <style:graphic-properties svg:stroke-width="0.05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cm" chart:symbol-height="0.2cm">
        <chart:symbol-image xlink:href="Pictures/2000000D000000DD000000DD7B488664.svm" xlink:type="simple" xlink:actuate="onLoad"/>
      </style:chart-properties>
      <style:graphic-properties svg:stroke-width="0.05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01cm" svg:height="9.001cm" xlink:href=".." xlink:type="simple" chart:class="chart:scatter" chart:style-name="ch1">
        <chart:title svg:x="2.297cm" svg:y="0.316cm" chart:style-name="ch2">
          <text:p>Стоковые характеристики</text:p>
        </chart:title>
        <chart:legend chart:legend-position="bottom" svg:x="0.705cm" svg:y="8.192cm" style:legend-expansion="wide" chart:style-name="ch3"/>
        <chart:plot-area chart:style-name="ch4" table:cell-range-address="Лист1.C5:Лист1.M8 Лист1.B6:Лист1.B8" chart:data-source-has-labels="column" svg:x="0.245cm" svg:y="1.582cm" svg:width="9.42cm" svg:height="6.378cm">
          <chartooo:coordinate-region svg:x="0.866cm" svg:y="1.794cm" svg:width="8.612cm" svg:height="5.493cm"/>
          <chart:axis chart:dimension="x" chart:name="primary-x" chart:style-name="ch5">
            <chart:title svg:x="8.437cm" svg:y="6.707cm" chart:style-name="ch6">
              <text:p>Uси, В</text:p>
            </chart:title>
            <chart:grid chart:style-name="ch7" chart:class="major"/>
          </chart:axis>
          <chart:axis chart:dimension="y" chart:name="primary-y" chart:style-name="ch5">
            <chart:title svg:x="0.87cm" svg:y="1.209cm" chart:style-name="ch6">
              <text:p>Ic, мA</text:p>
            </chart:title>
            <chart:grid chart:style-name="ch7" chart:class="major"/>
          </chart:axis>
          <chart:series chart:style-name="ch8" chart:values-cell-range-address="Лист1.C6:Лист1.M6" chart:label-cell-address="Лист1.B6:Лист1.B6" chart:class="chart:scatter">
            <chart:domain table:cell-range-address="Лист1.C5:Лист1.M5"/>
            <chart:data-point chart:repeated="11"/>
          </chart:series>
          <chart:series chart:style-name="ch9" chart:values-cell-range-address="Лист1.C7:Лист1.M7" chart:label-cell-address="Лист1.B7:Лист1.B7" chart:class="chart:scatter">
            <chart:data-point chart:repeated="11"/>
          </chart:series>
          <chart:series chart:style-name="ch10" chart:values-cell-range-address="Лист1.C8:Лист1.M8" chart:label-cell-address="Лист1.B8:Лист1.B8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Строка 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Лист1.C5:Лист1.M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Uзи = 0 В</text:p>
                <draw:g>
                  <svg:desc>Лист1.B6:Лист1.B6</svg:desc>
                </draw:g>
              </table:table-cell>
              <table:table-cell office:value-type="float" office:value="7.9">
                <text:p>7.9</text:p>
                <draw:g>
                  <svg:desc>Лист1.C6:Лист1.M6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Uзи = 0,6 В</text:p>
                <draw:g>
                  <svg:desc>Лист1.B7:Лист1.B7</svg:desc>
                </draw:g>
              </table:table-cell>
              <table:table-cell office:value-type="float" office:value="7.3">
                <text:p>7.3</text:p>
                <draw:g>
                  <svg:desc>Лист1.C7:Лист1.M7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Uзи = 1,2 В</text:p>
                <draw:g>
                  <svg:desc>Лист1.B8:Лист1.B8</svg:desc>
                </draw:g>
              </table:table-cell>
              <table:table-cell office:value-type="float" office:value="6.7">
                <text:p>6.7</text:p>
                <draw:g>
                  <svg:desc>Лист1.C8:Лист1.M8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